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size="11pt" style:font-size-asian="11pt" style:font-size-complex="11pt"/>
    </style:style>
    <style:style style:name="P4" style:family="paragraph" style:parent-style-name="Standard">
      <style:paragraph-properties fo:text-align="start" style:justify-single-word="false"/>
      <style:text-properties fo:font-size="11pt" officeooo:paragraph-rsid="006f762d" style:font-size-asian="11pt" style:font-size-complex="11pt"/>
    </style:style>
    <style:style style:name="P5" style:family="paragraph" style:parent-style-name="Standard">
      <style:paragraph-properties fo:text-align="justify" style:justify-single-word="false"/>
      <style:text-properties fo:font-size="11pt" officeooo:paragraph-rsid="00984716" style:font-size-asian="11pt" style:font-size-complex="11pt"/>
    </style:style>
    <style:style style:name="P6" style:family="paragraph" style:parent-style-name="Standard">
      <style:paragraph-properties fo:text-align="start" style:justify-single-word="false"/>
      <style:text-properties fo:font-size="11pt" fo:font-weight="bold" officeooo:paragraph-rsid="0070474c" style:font-size-asian="11pt" style:font-weight-asian="bold" style:font-size-complex="11pt" style:font-weight-complex="bold"/>
    </style:style>
    <style:style style:name="P7" style:family="paragraph" style:parent-style-name="Text_20_body">
      <style:paragraph-properties fo:text-align="center" style:justify-single-word="false"/>
      <style:text-properties officeooo:paragraph-rsid="00c22628"/>
    </style:style>
    <style:style style:name="P8" style:family="paragraph" style:parent-style-name="Standard" style:list-style-name="L1">
      <style:text-properties fo:font-size="11pt" officeooo:paragraph-rsid="009316a2" style:font-size-asian="11pt" style:font-size-complex="11pt"/>
    </style:style>
    <style:style style:name="P9" style:family="paragraph" style:parent-style-name="Standard" style:list-style-name="L1">
      <style:text-properties fo:font-size="11pt" officeooo:paragraph-rsid="00294a34" style:font-size-asian="11pt" style:font-size-complex="11pt"/>
    </style:style>
    <style:style style:name="P10" style:family="paragraph" style:parent-style-name="Standard" style:list-style-name="L1">
      <style:text-properties fo:font-size="11pt" officeooo:paragraph-rsid="00bf7630" style:font-size-asian="11pt" style:font-size-complex="11pt"/>
    </style:style>
    <style:style style:name="P11" style:family="paragraph" style:parent-style-name="Standard" style:list-style-name="L2">
      <style:paragraph-properties fo:text-align="justify" style:justify-single-word="false"/>
      <style:text-properties fo:font-size="11pt" style:font-size-asian="11pt" style:font-size-complex="11pt"/>
    </style:style>
    <style:style style:name="P12" style:family="paragraph" style:parent-style-name="Standard" style:list-style-name="L2">
      <style:paragraph-properties fo:text-align="justify" style:justify-single-word="false"/>
      <style:text-properties fo:font-size="11pt" officeooo:paragraph-rsid="006838fa" style:font-size-asian="11pt" style:font-size-complex="11pt"/>
    </style:style>
    <style:style style:name="P13" style:family="paragraph" style:parent-style-name="Standard" style:list-style-name="L2">
      <style:paragraph-properties fo:text-align="justify" style:justify-single-word="false"/>
      <style:text-properties fo:font-size="11pt" officeooo:paragraph-rsid="006a022f" style:font-size-asian="11pt" style:font-size-complex="11pt"/>
    </style:style>
    <style:style style:name="P14" style:family="paragraph" style:parent-style-name="Standard" style:list-style-name="L3">
      <style:paragraph-properties fo:text-align="justify" style:justify-single-word="false"/>
      <style:text-properties fo:font-size="11pt" officeooo:paragraph-rsid="0076785b" style:font-size-asian="11pt" style:font-size-complex="11pt"/>
    </style:style>
    <style:style style:name="P15" style:family="paragraph" style:parent-style-name="Standard" style:list-style-name="L9">
      <style:paragraph-properties fo:text-align="justify" style:justify-single-word="false"/>
      <style:text-properties fo:font-size="11pt" officeooo:paragraph-rsid="00b1193d" style:font-size-asian="11pt" style:font-size-complex="11pt"/>
    </style:style>
    <style:style style:name="P16" style:family="paragraph" style:parent-style-name="Standard" style:list-style-name="L9">
      <style:paragraph-properties fo:text-align="justify" style:justify-single-word="false"/>
      <style:text-properties fo:font-size="11pt" officeooo:paragraph-rsid="00c51727" style:font-size-asian="11pt" style:font-size-complex="11pt"/>
    </style:style>
    <style:style style:name="P17" style:family="paragraph" style:parent-style-name="Standard" style:list-style-name="L10">
      <style:paragraph-properties fo:text-align="justify" style:justify-single-word="false"/>
      <style:text-properties fo:font-size="11pt" officeooo:paragraph-rsid="00c84ea0" style:font-size-asian="11pt" style:font-size-complex="11pt"/>
    </style:style>
    <style:style style:name="P18" style:family="paragraph" style:parent-style-name="Standard" style:list-style-name="L11">
      <style:paragraph-properties fo:text-align="justify" style:justify-single-word="false"/>
      <style:text-properties fo:font-size="11pt" officeooo:paragraph-rsid="00d4b3c5" style:font-size-asian="11pt" style:font-size-complex="11pt"/>
    </style:style>
    <style:style style:name="P19" style:family="paragraph" style:parent-style-name="Standard" style:list-style-name="L3">
      <style:paragraph-properties fo:text-align="justify" style:justify-single-word="false"/>
      <style:text-properties fo:font-size="11pt" officeooo:rsid="005fb2cb" officeooo:paragraph-rsid="0079efa3" style:font-size-asian="11pt" style:font-size-complex="11pt"/>
    </style:style>
    <style:style style:name="P20" style:family="paragraph" style:parent-style-name="Standard" style:list-style-name="L3">
      <style:paragraph-properties fo:text-align="justify" style:justify-single-word="false"/>
      <style:text-properties fo:font-size="11pt" officeooo:rsid="005fb2cb" officeooo:paragraph-rsid="007a0ebf" style:font-size-asian="11pt" style:font-size-complex="11pt"/>
    </style:style>
    <style:style style:name="P21" style:family="paragraph" style:parent-style-name="Standard" style:list-style-name="L5">
      <style:paragraph-properties fo:text-align="start" style:justify-single-word="false"/>
      <style:text-properties fo:font-size="11pt" officeooo:paragraph-rsid="007e8635" style:font-size-asian="11pt" style:font-size-complex="11pt"/>
    </style:style>
    <style:style style:name="P22" style:family="paragraph" style:parent-style-name="Standard" style:list-style-name="L7">
      <style:paragraph-properties fo:text-align="justify" style:justify-single-word="false"/>
      <style:text-properties fo:font-size="11pt" fo:font-weight="normal" officeooo:rsid="0016135d" officeooo:paragraph-rsid="0016135d" style:font-size-asian="11pt" style:font-weight-asian="normal" style:font-size-complex="11pt" style:font-weight-complex="normal"/>
    </style:style>
    <style:style style:name="P23" style:family="paragraph" style:parent-style-name="Standard" style:list-style-name="L9">
      <style:paragraph-properties fo:text-align="justify" style:justify-single-word="false"/>
      <style:text-properties officeooo:paragraph-rsid="00b09b3a"/>
    </style:style>
    <style:style style:name="P24" style:family="paragraph" style:parent-style-name="Standard" style:list-style-name="L12">
      <style:paragraph-properties fo:text-align="justify" style:justify-single-word="false"/>
      <style:text-properties officeooo:paragraph-rsid="00d494ec"/>
    </style:style>
    <style:style style:name="P25" style:family="paragraph" style:parent-style-name="Standard">
      <style:paragraph-properties fo:text-align="justify" style:justify-single-word="false"/>
      <style:text-properties officeooo:paragraph-rsid="00e369ac"/>
    </style:style>
    <style:style style:name="P26" style:family="paragraph" style:parent-style-name="Standard" style:list-style-name="L4">
      <style:paragraph-properties fo:margin-left="2.501cm" fo:margin-right="0cm" fo:text-align="justify" style:justify-single-word="false" fo:text-indent="-0.635cm" style:auto-text-indent="false"/>
      <style:text-properties fo:font-size="11pt" officeooo:paragraph-rsid="00824eb8" style:font-size-asian="11pt" style:font-size-complex="11pt"/>
    </style:style>
    <style:style style:name="P27" style:family="paragraph" style:parent-style-name="Standard" style:list-style-name="L4">
      <style:paragraph-properties fo:margin-left="2.501cm" fo:margin-right="0cm" fo:text-align="justify" style:justify-single-word="false" fo:text-indent="-0.635cm" style:auto-text-indent="false"/>
      <style:text-properties fo:font-size="11pt" officeooo:paragraph-rsid="007fb1f4" style:font-size-asian="11pt" style:font-size-complex="11pt"/>
    </style:style>
    <style:style style:name="P28" style:family="paragraph" style:parent-style-name="Standard" style:list-style-name="L4">
      <style:paragraph-properties fo:margin-left="2.501cm" fo:margin-right="0cm" fo:text-align="justify" style:justify-single-word="false" fo:text-indent="-0.635cm" style:auto-text-indent="false"/>
      <style:text-properties fo:font-size="11pt" officeooo:paragraph-rsid="008665f4" style:font-size-asian="11pt" style:font-size-complex="11pt"/>
    </style:style>
    <style:style style:name="P29" style:family="paragraph" style:parent-style-name="Standard" style:list-style-name="L6">
      <style:paragraph-properties fo:margin-left="2.501cm" fo:margin-right="0cm" fo:text-align="justify" style:justify-single-word="false" fo:text-indent="-0.635cm" style:auto-text-indent="false"/>
      <style:text-properties fo:font-size="11pt" officeooo:paragraph-rsid="007e8635" style:font-size-asian="11pt" style:font-size-complex="11pt"/>
    </style:style>
    <style:style style:name="P30" style:family="paragraph" style:parent-style-name="Standard" style:list-style-name="L7">
      <style:paragraph-properties fo:margin-left="0cm" fo:margin-right="0cm" fo:text-align="justify" style:justify-single-word="false" fo:text-indent="-0.635cm" style:auto-text-indent="false"/>
      <style:text-properties fo:font-size="11pt" fo:font-weight="normal" officeooo:paragraph-rsid="0016135d" style:font-size-asian="11pt" style:font-weight-asian="normal" style:font-size-complex="11pt" style:font-weight-complex="normal"/>
    </style:style>
    <style:style style:name="P31" style:family="paragraph" style:parent-style-name="Standard" style:list-style-name="L8">
      <style:paragraph-properties fo:margin-left="1.251cm" fo:margin-right="0cm" fo:text-align="justify" style:justify-single-word="false" fo:text-indent="-0.635cm" style:auto-text-indent="false"/>
      <style:text-properties fo:font-size="11pt" officeooo:paragraph-rsid="00a5cf67" style:font-size-asian="11pt" style:font-size-complex="11pt"/>
    </style:style>
    <style:style style:name="T1" style:family="text">
      <style:text-properties fo:font-size="11pt" style:font-size-asian="11pt" style:font-size-complex="11pt"/>
    </style:style>
    <style:style style:name="T2" style:family="text">
      <style:text-properties fo:font-size="11pt" officeooo:rsid="001caeec" style:font-size-asian="11pt" style:font-size-complex="11pt"/>
    </style:style>
    <style:style style:name="T3" style:family="text">
      <style:text-properties fo:font-size="11pt" officeooo:rsid="0016135d" style:font-size-asian="11pt" style:font-size-complex="11pt"/>
    </style:style>
    <style:style style:name="T4" style:family="text">
      <style:text-properties fo:font-size="11pt" officeooo:rsid="00cd4ef2" style:font-size-asian="11pt" style:font-size-complex="11pt"/>
    </style:style>
    <style:style style:name="T5" style:family="text">
      <style:text-properties fo:font-size="11pt" officeooo:rsid="00d00da0" style:font-size-asian="11pt" style:font-size-complex="11pt"/>
    </style:style>
    <style:style style:name="T6" style:family="text">
      <style:text-properties fo:font-size="11pt" officeooo:rsid="00ce2541" style:font-size-asian="11pt" style:font-size-complex="11pt"/>
    </style:style>
    <style:style style:name="T7" style:family="text">
      <style:text-properties fo:font-size="11pt" officeooo:rsid="00d1bee3" style:font-size-asian="11pt" style:font-size-complex="11pt"/>
    </style:style>
    <style:style style:name="T8" style:family="text">
      <style:text-properties fo:font-size="11pt" officeooo:rsid="00d4e80d" style:font-size-asian="11pt" style:font-size-complex="11pt"/>
    </style:style>
    <style:style style:name="T9" style:family="text">
      <style:text-properties fo:font-size="11pt" officeooo:rsid="00dcf448" style:font-size-asian="11pt" style:font-size-complex="11pt"/>
    </style:style>
    <style:style style:name="T10" style:family="text">
      <style:text-properties fo:font-size="11pt" officeooo:rsid="00ded7fe" style:font-size-asian="11pt" style:font-size-complex="11pt"/>
    </style:style>
    <style:style style:name="T11" style:family="text">
      <style:text-properties fo:font-size="11pt" officeooo:rsid="00e369ac" style:font-size-asian="11pt" style:font-size-complex="11pt"/>
    </style:style>
    <style:style style:name="T12" style:family="text">
      <style:text-properties officeooo:rsid="000edc60"/>
    </style:style>
    <style:style style:name="T13" style:family="text">
      <style:text-properties officeooo:rsid="0016135d"/>
    </style:style>
    <style:style style:name="T14" style:family="text">
      <style:text-properties officeooo:rsid="00176073"/>
    </style:style>
    <style:style style:name="T15" style:family="text">
      <style:text-properties officeooo:rsid="0017bb32"/>
    </style:style>
    <style:style style:name="T16" style:family="text">
      <style:text-properties officeooo:rsid="0022618d"/>
    </style:style>
    <style:style style:name="T17" style:family="text">
      <style:text-properties officeooo:rsid="0025dc86"/>
    </style:style>
    <style:style style:name="T18" style:family="text">
      <style:text-properties officeooo:rsid="00269b64"/>
    </style:style>
    <style:style style:name="T19" style:family="text">
      <style:text-properties officeooo:rsid="002876d0"/>
    </style:style>
    <style:style style:name="T20" style:family="text">
      <style:text-properties officeooo:rsid="002ab68b"/>
    </style:style>
    <style:style style:name="T21" style:family="text">
      <style:text-properties officeooo:rsid="002df296"/>
    </style:style>
    <style:style style:name="T22" style:family="text">
      <style:text-properties officeooo:rsid="002f272e"/>
    </style:style>
    <style:style style:name="T23" style:family="text">
      <style:text-properties officeooo:rsid="002fb6c2"/>
    </style:style>
    <style:style style:name="T24" style:family="text">
      <style:text-properties officeooo:rsid="00316103"/>
    </style:style>
    <style:style style:name="T25" style:family="text">
      <style:text-properties officeooo:rsid="0033078d"/>
    </style:style>
    <style:style style:name="T26" style:family="text">
      <style:text-properties officeooo:rsid="00340b65"/>
    </style:style>
    <style:style style:name="T27" style:family="text">
      <style:text-properties officeooo:rsid="00350829"/>
    </style:style>
    <style:style style:name="T28" style:family="text">
      <style:text-properties officeooo:rsid="003d17b6"/>
    </style:style>
    <style:style style:name="T29" style:family="text">
      <style:text-properties officeooo:rsid="003e31f1"/>
    </style:style>
    <style:style style:name="T30" style:family="text">
      <style:text-properties officeooo:rsid="00444993"/>
    </style:style>
    <style:style style:name="T31" style:family="text">
      <style:text-properties officeooo:rsid="00454ae4"/>
    </style:style>
    <style:style style:name="T32" style:family="text">
      <style:text-properties officeooo:rsid="0048403e"/>
    </style:style>
    <style:style style:name="T33" style:family="text">
      <style:text-properties officeooo:rsid="004a0ef0"/>
    </style:style>
    <style:style style:name="T34" style:family="text">
      <style:text-properties officeooo:rsid="004bd8e0"/>
    </style:style>
    <style:style style:name="T35" style:family="text">
      <style:text-properties officeooo:rsid="004c11d6"/>
    </style:style>
    <style:style style:name="T36" style:family="text">
      <style:text-properties officeooo:rsid="004e8d4d"/>
    </style:style>
    <style:style style:name="T37" style:family="text">
      <style:text-properties fo:font-style="italic" officeooo:rsid="004c9d4f" style:font-style-asian="italic" style:font-style-complex="italic"/>
    </style:style>
    <style:style style:name="T38" style:family="text">
      <style:text-properties fo:font-style="italic" officeooo:rsid="004c11d6" style:font-style-asian="italic" style:font-style-complex="italic"/>
    </style:style>
    <style:style style:name="T39" style:family="text">
      <style:text-properties fo:font-style="italic" officeooo:rsid="0051056f" style:font-style-asian="italic" style:font-style-complex="italic"/>
    </style:style>
    <style:style style:name="T40" style:family="text">
      <style:text-properties fo:font-style="italic" officeooo:rsid="0061fda3" style:font-style-asian="italic" style:font-style-complex="italic"/>
    </style:style>
    <style:style style:name="T41" style:family="text">
      <style:text-properties officeooo:rsid="0062d5d8"/>
    </style:style>
    <style:style style:name="T42" style:family="text">
      <style:text-properties officeooo:rsid="006385d9"/>
    </style:style>
    <style:style style:name="T43" style:family="text">
      <style:text-properties officeooo:rsid="006531de"/>
    </style:style>
    <style:style style:name="T44" style:family="text">
      <style:text-properties officeooo:rsid="006bec87"/>
    </style:style>
    <style:style style:name="T45" style:family="text">
      <style:text-properties officeooo:rsid="006db78b"/>
    </style:style>
    <style:style style:name="T46" style:family="text">
      <style:text-properties officeooo:rsid="006f762d"/>
    </style:style>
    <style:style style:name="T47" style:family="text">
      <style:text-properties fo:font-weight="bold" style:font-weight-asian="bold" style:font-weight-complex="bold"/>
    </style:style>
    <style:style style:name="T48" style:family="text">
      <style:text-properties fo:font-weight="bold" officeooo:rsid="006dc0f5" style:font-weight-asian="bold" style:font-weight-complex="bold"/>
    </style:style>
    <style:style style:name="T49" style:family="text">
      <style:text-properties fo:font-weight="bold" officeooo:rsid="0017bb32" style:font-weight-asian="bold" style:font-weight-complex="bold"/>
    </style:style>
    <style:style style:name="T50" style:family="text">
      <style:text-properties fo:font-weight="bold" officeooo:rsid="009cf5b5" style:font-weight-asian="bold" style:font-weight-complex="bold"/>
    </style:style>
    <style:style style:name="T51" style:family="text">
      <style:text-properties fo:font-weight="bold" officeooo:rsid="006f762d" style:font-weight-asian="bold" style:font-weight-complex="bold"/>
    </style:style>
    <style:style style:name="T52" style:family="text">
      <style:text-properties officeooo:rsid="007203c5"/>
    </style:style>
    <style:style style:name="T53" style:family="text">
      <style:text-properties officeooo:rsid="007b45b7"/>
    </style:style>
    <style:style style:name="T54" style:family="text">
      <style:text-properties officeooo:rsid="009316a2"/>
    </style:style>
    <style:style style:name="T55" style:family="text">
      <style:text-properties officeooo:rsid="00bc0e05"/>
    </style:style>
    <style:style style:name="T56" style:family="text">
      <style:text-properties officeooo:rsid="00bcaab7"/>
    </style:style>
    <style:style style:name="T57" style:family="text">
      <style:text-properties officeooo:rsid="00bf7630"/>
    </style:style>
    <style:style style:name="T58" style:family="text">
      <style:text-properties officeooo:rsid="00bfcf77"/>
    </style:style>
    <style:style style:name="T59" style:family="text">
      <style:text-properties officeooo:rsid="00bfe9b9"/>
    </style:style>
    <style:style style:name="T60" style:family="text">
      <style:text-properties fo:font-size="16pt" style:font-size-asian="16pt" style:font-size-complex="16pt"/>
    </style:style>
    <style:style style:name="T61" style:family="text">
      <style:text-properties fo:font-size="16pt" officeooo:rsid="000edc60" style:font-size-asian="16pt" style:font-size-complex="16pt"/>
    </style:style>
    <style:style style:name="T62" style:family="text">
      <style:text-properties fo:font-size="16pt" officeooo:rsid="00d6e6f9" style:font-size-asian="16pt" style:font-size-complex="16pt"/>
    </style:style>
    <style:style style:name="T63" style:family="text">
      <style:text-properties fo:font-size="16pt" officeooo:rsid="00d8506f" style:font-size-asian="16pt" style:font-size-complex="16pt"/>
    </style:style>
    <style:style style:name="T64" style:family="text">
      <style:text-properties officeooo:rsid="00c51727"/>
    </style:style>
    <style:style style:name="T65" style:family="text">
      <style:text-properties officeooo:rsid="00c84ea0"/>
    </style:style>
    <style:style style:name="T66" style:family="text">
      <style:text-properties officeooo:rsid="00d37603"/>
    </style:style>
    <style:style style:name="T67" style:family="text">
      <style:text-properties officeooo:rsid="0094a061"/>
    </style:style>
    <style:style style:name="T68" style:family="text">
      <style:text-properties officeooo:rsid="00369ee4"/>
    </style:style>
    <style:style style:name="T69" style:family="text">
      <style:text-properties officeooo:rsid="00388d81"/>
    </style:style>
    <style:style style:name="T70" style:family="text">
      <style:text-properties officeooo:rsid="003669b4"/>
    </style:style>
    <style:style style:name="T71" style:family="text">
      <style:text-properties officeooo:rsid="0039a6e6"/>
    </style:style>
    <style:style style:name="T72" style:family="text">
      <style:text-properties officeooo:rsid="00599e8a"/>
    </style:style>
    <style:style style:name="T73" style:family="text">
      <style:text-properties officeooo:rsid="005b8451"/>
    </style:style>
    <style:style style:name="T74" style:family="text">
      <style:text-properties officeooo:rsid="005f0bfe"/>
    </style:style>
    <style:style style:name="T75" style:family="text">
      <style:text-properties officeooo:rsid="005c99f6"/>
    </style:style>
    <style:style style:name="T76" style:family="text">
      <style:text-properties officeooo:rsid="005fb2cb"/>
    </style:style>
    <style:style style:name="T77" style:family="text">
      <style:text-properties officeooo:rsid="008525a4"/>
    </style:style>
    <style:style style:name="T78" style:family="text">
      <style:text-properties officeooo:rsid="008665f4"/>
    </style:style>
    <style:style style:name="T79" style:family="text">
      <style:text-properties officeooo:rsid="007a7df0"/>
    </style:style>
    <style:style style:name="T80" style:family="text">
      <style:text-properties officeooo:rsid="008c0d94"/>
    </style:style>
    <style:style style:name="T81" style:family="text">
      <style:text-properties officeooo:rsid="008f390b"/>
    </style:style>
    <style:style style:name="T82" style:family="text">
      <style:text-properties fo:font-style="normal" fo:font-weight="bold" officeooo:rsid="008f390b" style:font-style-asian="normal" style:font-weight-asian="bold" style:font-style-complex="normal" style:font-weight-complex="bold"/>
    </style:style>
    <style:style style:name="T83" style:family="text">
      <style:text-properties officeooo:rsid="0070474c"/>
    </style:style>
    <style:style style:name="T84" style:family="text">
      <style:text-properties officeooo:rsid="00a30670"/>
    </style:style>
    <style:style style:name="T85" style:family="text">
      <style:text-properties officeooo:rsid="00a4f616"/>
    </style:style>
    <style:style style:name="T86" style:family="text">
      <style:text-properties officeooo:rsid="0018ef41"/>
    </style:style>
    <style:style style:name="T87" style:family="text">
      <style:text-properties officeooo:rsid="00a59f37"/>
    </style:style>
    <style:style style:name="T88" style:family="text">
      <style:text-properties officeooo:rsid="00aa9c79"/>
    </style:style>
    <style:style style:name="T89" style:family="text">
      <style:text-properties officeooo:rsid="00ae70f0"/>
    </style:style>
    <style:style style:name="T90" style:family="text">
      <style:text-properties officeooo:rsid="00ac7f11"/>
    </style:style>
    <style:style style:name="T91" style:family="text">
      <style:text-properties officeooo:rsid="00af6516"/>
    </style:style>
    <style:style style:name="T92" style:family="text">
      <style:text-properties officeooo:rsid="00b228c7"/>
    </style:style>
    <style:style style:name="T93" style:family="text">
      <style:text-properties officeooo:rsid="00153afd"/>
    </style:style>
    <style:style style:name="T94" style:family="text">
      <style:text-properties officeooo:rsid="00b2a366"/>
    </style:style>
    <style:style style:name="T95" style:family="text">
      <style:text-properties officeooo:rsid="00b426b1"/>
    </style:style>
    <style:style style:name="T96" style:family="text">
      <style:text-properties officeooo:rsid="00b7138e"/>
    </style:style>
    <style:style style:name="T97" style:family="text">
      <style:text-properties officeooo:rsid="00b76a7a"/>
    </style:style>
    <style:style style:name="T98" style:family="text">
      <style:text-properties officeooo:rsid="00d89ebc"/>
    </style:style>
    <style:style style:name="T99" style:family="text">
      <style:text-properties officeooo:rsid="00da3c65"/>
    </style:style>
    <style:style style:name="T100" style:family="text">
      <style:text-properties officeooo:rsid="00dc3045"/>
    </style:style>
    <style:style style:name="T101" style:family="text">
      <style:text-properties officeooo:rsid="00dcf1f0"/>
    </style:style>
    <style:style style:name="T102" style:family="text">
      <style:text-properties officeooo:rsid="00e26cb8"/>
    </style:style>
    <style:style style:name="T103" style:family="text">
      <style:text-properties officeooo:rsid="00e369a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879cm" fo:text-indent="-0.635cm" fo:margin-left="3.8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14cm" fo:text-indent="-0.635cm" fo:margin-left="4.5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49cm" fo:text-indent="-0.635cm" fo:margin-left="5.1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84cm" fo:text-indent="-0.635cm" fo:margin-left="5.7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19cm" fo:text-indent="-0.635cm" fo:margin-left="6.4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54cm" fo:text-indent="-0.635cm" fo:margin-left="7.0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89cm" fo:text-indent="-0.635cm" fo:margin-left="7.6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24cm" fo:text-indent="-0.635cm" fo:margin-left="8.3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59cm" fo:text-indent="-0.635cm" fo:margin-left="8.9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94cm" fo:text-indent="-0.635cm" fo:margin-left="9.59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61">IA et résolution de contraintes : </text:span><text:span text:style-name="T60">TP</text:span><text:span text:style-name="T62">2</text:span><text:span text:style-name="T60"> </text:span><text:span text:style-name="T62">(À rendre</text:span><text:span text:style-name="T63">)</text:span></text:p>
      <text:p text:style-name="P1"><text:span text:style-name="T12"><text:s/></text:span><text:span text:style-name="T98">Validation des </text:span><text:span text:style-name="T99">concepts géneraux d'inclusion en regardant une </text:span><text:span text:style-name="T12">ontologie</text:span></text:p>
      <text:p text:style-name="P1"><text:span text:style-name="T101">0</text:span><text:span text:style-name="T102">4</text:span><text:span text:style-name="T101">/</text:span><text:span text:style-name="T100">1</text:span><text:span text:style-name="T102">1</text:span>/201<text:span text:style-name="T12">4</text:span></text:p>
      <text:p text:style-name="P25"><text:span text:style-name="T103">write a program to valid GCIs from Daniel's function syntax using GO as gold standard. (I have written the program named CheckImplicationWithGeneOntologyAsGoldStand.java in package tudresden.inf.hybris.fca4gci).</text:span></text:p>
      <text:p text:style-name="P2"><text:s text:c="5"/><text:span text:style-name="T1">L’objectif de ce TP est d</text:span><text:span text:style-name="T9">'utiliser </text:span><text:span text:style-name="T10">un raisonneur pour vérifier la validation</text:span><text:span text:style-name="T11"> des axioms de Tbox par apport une ontologie. <text:s text:c="2"/></text:span><text:span text:style-name="T1">se familiariser avec la création et la gestion d’ontologies avec le logiciel Protégé et le raisoner d'Ontologie avec OWLAPI.</text:span></text:p>
      <text:list xml:id="list17596325271" text:style-name="L1">
        <text:list-item>
          <text:p text:style-name="P8"><text:span text:style-name="T54">Télécharger Protégé par </text:span><text:a xlink:type="simple" xlink:href="http://protege.stanford.edu/"><text:span text:style-name="T54">http://protege.stanford.edu/</text:span></text:a><text:span text:style-name="T54">. </text:span>Pour lancer Protégé : <text:s/><text:span text:style-name="T16">path-protege</text:span>/run.sh</text:p>
        </text:list-item>
        <text:list-item>
          <text:p text:style-name="P9"><text:span text:style-name="T17">Télécharge</text:span><text:span text:style-name="T22">r</text:span><text:span text:style-name="T17"> une ontologie </text:span><text:span text:style-name="T18">existante </text:span><text:span text:style-name="T19">dans l'internet </text:span><text:span text:style-name="T20">en typant “ </text:span><text:span text:style-name="T21">pizza ”</text:span><text:span text:style-name="T19"> </text:span><text:span text:style-name="T21">dans</text:span><text:span text:style-name="T19"> le moteur de recherche d'ontologie : http://swoogle.umbc.edu</text:span></text:p>
        </text:list-item>
        <text:list-item>
          <text:p text:style-name="P10"><text:span text:style-name="T22">Ouvrir </text:span><text:span text:style-name="T23">l'ontologie avec Protégé </text:span><text:span text:style-name="T24">et </text:span><text:span text:style-name="T25">vérifier les </text:span><text:span text:style-name="T26">elements (concepts, properties, </text:span><text:span text:style-name="T27">instances, </text:span><text:span text:style-name="T28">axioms</text:span><text:span text:style-name="T26">) </text:span><text:span text:style-name="T27">dans l'ontolgoie </text:span><text:span text:style-name="T29">(</text:span><text:span text:style-name="T55">l'étiquette</text:span><text:span text:style-name="T29"> de “usage” </text:span><text:span text:style-name="T56">permet de voir tous les usages </text:span><text:span text:style-name="T57">d'un élément choisi.</text:span><text:span text:style-name="T29">)</text:span></text:p>
        </text:list-item>
      </text:list>
      <text:p text:style-name="P3"/>
      <text:p text:style-name="P4"><text:span text:style-name="T51">Tâche 1.</text:span><text:span text:style-name="T46"> </text:span><text:span text:style-name="T50">Création d'une ontologie</text:span></text:p>
      <text:p text:style-name="P5">On souhaite créer une ontologie qui décrit ce que est une pizza. <text:span text:style-name="T58">Il </text:span><text:span text:style-name="T59">existe </text:span><text:span text:style-name="T58">plusieurs types de pizza. </text:span>Certaines propriétés sont communes à toutes les pizzas et d’autres sont spécifiques à certains types de pizzas seulement. Certaines propriétés des pizzas sont compatibles les unes avec les autres et d’autres pas. L’ontologie doit refléter cette réalité. Créez un<text:span text:style-name="T67">e</text:span> nouve<text:span text:style-name="T67">lle </text:span>ontologie <text:span text:style-name="T68">en suivant les étaps </text:span><text:span text:style-name="T69">ci-dessous, </text:span><text:span text:style-name="T27">et </text:span><text:span text:style-name="T70">e</text:span>nregistrer votre ontologie dans votre répertoire sous le nom “MaPizza.<text:span text:style-name="T71">owl</text:span>”.</text:p>
      <text:list xml:id="list392644639" text:style-name="L2">
        <text:list-item>
          <text:p text:style-name="P11">Créez un ensemble de <text:span text:style-name="T47">classes</text:span> et sous-classes pour représenter les différents éléments d’une pizza. Pensez aux ingrédients : la pâte, les sauces, les garnitures etc. Utilisez un bon niveau de “granularité” dans la hiérarchie des classes en créant les sous-classes nécessaires. Faites en sorte que les classes soient disjointes, si nécessaire.</text:p>
        </text:list-item>
        <text:list-item>
          <text:p text:style-name="P12">Créez un ensemble de <text:span text:style-name="T47">propriété</text:span> approprié (datatype <text:span text:style-name="T31">property,</text:span> object pr<text:span text:style-name="T30">operty</text:span><text:span text:style-name="T34">), </text:span><text:span text:style-name="T32">p</text:span><text:span text:style-name="T33">ar exemple, </text:span><text:span text:style-name="T37">A</text:span><text:span text:style-name="T40">G</text:span><text:span text:style-name="T38">arniture</text:span><text:span text:style-name="T35"> </text:span><text:span text:style-name="T36">ou </text:span><text:span text:style-name="T39">ComposeDe</text:span>. <text:span text:style-name="T41">V</text:span>ous créerez également les éventuelles sous-propriétés <text:span text:style-name="T42">(</text:span><text:span text:style-name="T43">p.e. </text:span><text:span text:style-name="T37">A</text:span><text:span text:style-name="T40">G</text:span><text:span text:style-name="T38">arniture</text:span><text:span text:style-name="T35"> </text:span><text:span text:style-name="T43">est une sous-propriété de</text:span><text:span text:style-name="T36"> </text:span><text:span text:style-name="T39">ComposeDe</text:span><text:span text:style-name="T42">)</text:span>. </text:p>
        </text:list-item>
      </text:list>
      <text:list xml:id="list1354750276" text:style-name="L3">
        <text:list-item>
          <text:p text:style-name="P14">Les propriétés devront avoir les bonnes caractéristiques (symmétrie, transitivité, fonctionnalité etc.). <text:span text:style-name="T72">Questions : </text:span><text:span text:style-name="T73">qu'est les définitions p</text:span><text:span text:style-name="T74">our </text:span>symmétrie, transitivité, <text:span text:style-name="T75">et </text:span>fonctionnalité <text:span text:style-name="T75">d'une propriété ? </text:span><text:span text:style-name="T76">Remarque : une propriété est une relation binaire. </text:span></text:p>
        </text:list-item>
        <text:list-item>
          <text:p text:style-name="P19">Préciser à quelles classes les propriétés peuvent s’appliquer en déclarant les classes de départ (domain) et classes d’arrivée (range) des propriétés.</text:p>
        </text:list-item>
        <text:list-item>
          <text:p text:style-name="P20">Créez les propriétés inverses pertinentes (s’il y en a).</text:p>
        </text:list-item>
      </text:list>
      <text:list xml:id="list854387821" text:continue-list="list392644639" text:style-name="L2">
        <text:list-item>
          <text:p text:style-name="P13">Exprimez les <text:span text:style-name="T48">connaissances</text:span> ci-dessous en utilisant le<text:span text:style-name="T44">s classes et </text:span><text:span text:style-name="T52">les </text:span>propriété<text:span text:style-name="T44">s </text:span><text:span text:style-name="T45">que vous avez </text:span><text:span text:style-name="T44">crées</text:span>. </text:p>
        </text:list-item>
      </text:list>
      <text:list xml:id="list912329425" text:style-name="L4">
        <text:list-item>
          <text:p text:style-name="P26">Toute pizza a un certain ingrédient (que ce soit la pâte, une garniture etc.). </text:p>
        </text:list-item>
        <text:list-item>
          <text:p text:style-name="P27">Toute pizza doit avoir une seule pâte. </text:p>
        </text:list-item>
        <text:list-item>
          <text:p text:style-name="P28"><text:span text:style-name="T77">La garniture d'une </text:span>pizza <text:span text:style-name="T77">doit</text:span><text:span text:style-name="T78"> être une sorte de nourriture.</text:span></text:p>
        </text:list-item>
      </text:list>
      <text:list xml:id="list1880956229" text:style-name="L5">
        <text:list-header>
          <text:p text:style-name="P21"><text:span text:style-name="T79">4. <text:s text:c="2"/></text:span>Compléter/modifier votre ontologie pour représenter les <text:span text:style-name="T80">pizzas</text:span> suivantes. Assurez vous d’appliquer <text:s/>les bonnes contraites. <text:span text:style-name="T81">(</text:span><text:span text:style-name="T82">définition d'une concept</text:span><text:span text:style-name="T81">)</text:span></text:p>
        </text:list-header>
      </text:list>
      <text:list xml:id="list1518123150" text:style-name="L6">
        <text:list-item>
          <text:p text:style-name="P29">Les pizzas végétariennes. </text:p>
        </text:list-item>
        <text:list-item>
          <text:p text:style-name="P29">Les pizzas halal (sans porc). </text:p>
        </text:list-item>
      </text:list>
      <text:list xml:id="list88638230" text:style-name="L7">
        <text:list-header>
          <text:p text:style-name="P30"><text:span text:style-name="T53"><text:s text:c="6"/>5. <text:s text:c="3"/></text:span><text:span text:style-name="T13">Créer plusieurs de pizza demandé</text:span><text:span text:style-name="T14">es </text:span><text:span text:style-name="T15">comme les </text:span><text:span text:style-name="T49">instances</text:span><text:span text:style-name="T15"> de pizza différentes</text:span><text:span text:style-name="T13">. </text:span></text:p>
          <text:p text:style-name="P22"/>
        </text:list-header>
      </text:list>
      <text:p text:style-name="P6"><text:span text:style-name="T46">Tâche </text:span><text:span text:style-name="T83">2. </text:span><text:span text:style-name="T84">Raisonner avec</text:span> votre ontologie <text:span text:style-name="T84">par</text:span> <text:span text:style-name="T84">un </text:span>raisonneur.</text:p>
      <text:list xml:id="list782630426" text:style-name="L8">
        <text:list-item>
          <text:p text:style-name="P31">Approche I : avec Protégé, choisissez “ Reasoner” et cliquez sur un raisonneur, <text:span text:style-name="T85">et puis “ start reasoning”. Question : q</text:span><text:span text:style-name="T86">uels </text:span><text:span text:style-name="T87">types de </text:span><text:span text:style-name="T86">raisonnement pouvent etre effectués de cette façon ? </text:span></text:p>
        </text:list-item>
        <text:list-item>
          <text:p text:style-name="P31">Approche II : par un raisonneurs HermiT </text:p>
        </text:list-item>
      </text:list>
      <text:list xml:id="list1725781741" text:style-name="L9">
        <text:list-item>
          <text:p text:style-name="P23"><text:span text:style-name="T1">Télécharger le raisonneur </text:span><text:a xlink:type="simple" xlink:href="http://hermit-reasoner.com/"><text:span text:style-name="T2">http://hermit-reasoner.com</text:span></text:a></text:p>
        </text:list-item>
        <text:list-item>
          <text:p text:style-name="P15">Étudier les exemples de code sur raisonner avec une ontologie <text:span text:style-name="T88">(</text:span><text:span text:style-name="T89">commencer par</text:span><text:span text:style-name="T90"> </text:span><text:span text:style-name="T91">EntailmentChecking.java</text:span><text:span text:style-name="T88">)</text:span></text:p>
        </text:list-item>
        <text:list-item>
          <text:p text:style-name="P16"><text:span text:style-name="T92">R</text:span>éaliser les services de raisonnement sur l'ontologie que vous avez crées :</text:p>
        </text:list-item>
      </text:list>
      <text:list xml:id="list545650792" text:style-name="L10">
        <text:list-item>
          <text:p text:style-name="P17"><text:span text:style-name="T65">V</text:span><text:span text:style-name="T93">érifier </text:span><text:span text:style-name="T13">si l'ontologie est cohérent (sinon, ç</text:span><text:span text:style-name="T94">a veut dire qu'</text:span><text:span text:style-name="T13">il y a des erreurs </text:span><text:span text:style-name="T95">sur</text:span><text:span text:style-name="T13"> la modelisation de l'ontologie) ;</text:span><text:span text:style-name="T93"> </text:span></text:p>
        </text:list-item>
        <text:list-item>
          <text:p text:style-name="P17"><text:span text:style-name="T65">V</text:span><text:span text:style-name="T64">érifier </text:span><text:span text:style-name="T93">si </text:span><text:span text:style-name="T13">pizze de type 1 est inclus dans la pizze de type 2 (“ Subsumption”, </text:span><text:span text:style-name="T96">p.e. </text:span><text:soft-page-break/><text:span text:style-name="T97">Est-ce que les pizzas végétariennes sont Les pizzas halal ?</text:span><text:span text:style-name="T13">) ; </text:span></text:p>
        </text:list-item>
        <text:list-item>
          <text:p text:style-name="P17"><text:span text:style-name="T65">V</text:span><text:span text:style-name="T64">érifier </text:span><text:span text:style-name="T13">si deux types de pizza sont équivalent (“ Equivalence ”). </text:span></text:p>
        </text:list-item>
      </text:list>
      <text:list xml:id="list243754641" text:style-name="L11">
        <text:list-item>
          <text:p text:style-name="P18"><text:span text:style-name="T13">Créez </text:span><text:span text:style-name="T66">des</text:span><text:span text:style-name="T13"> incohérence</text:span><text:span text:style-name="T66">s</text:span><text:span text:style-name="T13"> dans votre ontologie et tester avec le raisonneur :</text:span></text:p>
        </text:list-item>
      </text:list>
      <text:list xml:id="list779002645" text:style-name="L12">
        <text:list-item>
          <text:p text:style-name="P24"><text:span text:style-name="T3">au niveau des classes </text:span><text:span text:style-name="T4">(</text:span><text:span text:style-name="T5">p.e. </text:span><text:span text:style-name="T6">A(a) et sa négation</text:span><text:span text:style-name="T4">)</text:span></text:p>
        </text:list-item>
        <text:list-item>
          <text:p text:style-name="P24"><text:span text:style-name="T3">au niveau des propriétés </text:span><text:span text:style-name="T7">(</text:span><text:span text:style-name="T8">p.e. </text:span><text:span text:style-name="T7">)</text:span><text:span text:style-name="T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 Yue</meta:initial-creator>
    <meta:creation-date>2012-01-24T16:20:30</meta:creation-date>
    <dc:date>2014-10-27T14:04:09</dc:date>
    <meta:editing-duration>P3DT19H33M</meta:editing-duration>
    <meta:editing-cycles>233</meta:editing-cycles>
    <meta:generator>LibreOffice/3.6$MacOSX_x86 LibreOffice_project/da8c1e6-fd468f4-454e206-f42a4a9-143cfd</meta:generator>
    <meta:printed-by>Ma Yue</meta:printed-by>
    <meta:print-date>2012-01-24T16:50:03</meta:print-date>
    <meta:document-statistic meta:table-count="0" meta:image-count="0" meta:object-count="0" meta:page-count="2" meta:paragraph-count="35" meta:word-count="629" meta:character-count="4197" meta:non-whitespace-character-count="3593"/>
  </office:meta>
</office:document-meta>
</file>